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45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6" style:parent-style-name="Graphics">
      <style:graphic-properties draw:fill="none" draw:stroke="non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2.63889in" style:font-size-asian="2.63889in" style:font-size-complex="2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6" draw:name="Picture 4" svg:x="0in" svg:y="-0.14106in" svg:width="7.5in" svg:height="1.90233in" style:rel-width="scale" style:rel-height="scale">
          <draw:image xlink:href="media/image1.png" xlink:type="simple" xlink:show="embed" xlink:actuate="onLoad"/>
          <svg:title/>
          <svg:desc>Diagram

Description automatically generated</svg:desc>
        </draw:frame>
        <draw:frame draw:id="id64" draw:style-name="a339" draw:name="TextBox 5" svg:x="0.19262in" svg:y="8.06557in" svg:width="7.11475in" svg:height="3.29857in">
          <draw:text-box>
            <text:p text:style-name="a338" text:class-names="" text:cond-style-name=""><text:span text:style-name="a337" text:class-names="">10.11.21</text:span></text:p>
          </draw:text-box>
          <svg:title/>
          <svg:desc/>
        </draw:frame>
        <draw:frame draw:id="id65" draw:style-name="a344" draw:name="TextBox 6" svg:x="0.19262in" svg:y="7.69533in" svg:width="7.11475in" svg:height="2.01953in">
          <draw:text-box>
            <text:p text:style-name="a341" text:class-names="" text:cond-style-name=""><text:span text:style-name="a340" text:class-names="">Releasing:</text:span></text:p>
            <text:p text:style-name="a343" text:class-names="" text:cond-style-name=""><text:span text:style-name="a342" text:class-names=""/></text:p>
          </draw:text-box>
          <svg:title/>
          <svg:desc/>
        </draw:frame>
        <draw:frame draw:id="id66" draw:style-name="a345" draw:name="Picture 6" svg:x="0.64547in" svg:y="1.85652in" svg:width="6.20905in" svg:height="6.20905in" style:rel-width="scale" style:rel-height="scale">
          <draw:image xlink:href="media/image2.png" xlink:type="simple" xlink:show="embed" xlink:actuate="onLoad"/>
          <svg:title/>
          <svg:desc>Qr cod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625in" svg:y="1.77296in" svg:width="6.375in" svg:height="3.77161in"/>
      <presentation:placeholder presentation:object="subtitle" svg:x="0.9375in" svg:y="5.69001in" svg:width="5.625in" svg:height="2.6155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2" style:display-name="Title and Content">
      <presentation:placeholder presentation:object="title" svg:x="0.51563in" svg:y="0.57678in" svg:width="6.46875in" svg:height="2.09394in"/>
      <presentation:placeholder presentation:object="object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3" style:display-name="Section Header">
      <presentation:placeholder presentation:object="title" svg:x="0.51172in" svg:y="2.70081in" svg:width="6.46875in" svg:height="4.50636in"/>
      <presentation:placeholder presentation:object="outline" svg:x="0.51172in" svg:y="7.24981in" svg:width="6.46875in" svg:height="2.36979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4" style:display-name="Two Content">
      <presentation:placeholder presentation:object="title" svg:x="0.51563in" svg:y="0.57678in" svg:width="6.46875in" svg:height="2.09394in"/>
      <presentation:placeholder presentation:object="object" svg:x="0.51563in" svg:y="2.88387in" svg:width="3.1875in" svg:height="6.87365in"/>
      <presentation:placeholder presentation:object="object" svg:x="3.79688in" svg:y="2.88387in" svg:width="3.1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5" style:display-name="Comparison">
      <presentation:placeholder presentation:object="title" svg:x="0.5166in" svg:y="0.57678in" svg:width="6.46875in" svg:height="2.09394in"/>
      <presentation:placeholder presentation:object="outline" svg:x="0.5166in" svg:y="2.65567in" svg:width="3.17285in" svg:height="1.3015in"/>
      <presentation:placeholder presentation:object="object" svg:x="0.5166in" svg:y="3.95718in" svg:width="3.17285in" svg:height="5.82041in"/>
      <presentation:placeholder presentation:object="outline" svg:x="3.79688in" svg:y="2.65567in" svg:width="3.18848in" svg:height="1.3015in"/>
      <presentation:placeholder presentation:object="object" svg:x="3.79688in" svg:y="3.95718in" svg:width="3.18848in" svg:height="5.82041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6" style:display-name="Title Only">
      <presentation:placeholder presentation:object="title" svg:x="0.51563in" svg:y="0.57678in" svg:width="6.46875in" svg:height="2.09394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7" style:display-name="Blank"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8" style:display-name="Content with Caption">
      <presentation:placeholder presentation:object="title" svg:x="0.5166in" svg:y="0.72222in" svg:width="2.41895in" svg:height="2.52778in"/>
      <presentation:placeholder presentation:object="object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9" style:display-name="Picture with Caption">
      <presentation:placeholder presentation:object="title" svg:x="0.5166in" svg:y="0.72222in" svg:width="2.41895in" svg:height="2.52778in"/>
      <presentation:placeholder presentation:object="graphic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0" style:display-name="Title and Vertical Text">
      <presentation:placeholder presentation:object="title" svg:x="0.51563in" svg:y="0.57678in" svg:width="6.46875in" svg:height="2.09394in"/>
      <presentation:placeholder presentation:object="outline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1" style:display-name="Vertical Title and Text">
      <presentation:placeholder presentation:object="title" svg:x="5.36719in" svg:y="0.57677in" svg:width="1.61719in" svg:height="9.18075in"/>
      <presentation:placeholder presentation:object="outline" svg:x="0.51563in" svg:y="0.57677in" svg:width="4.75781in" svg:height="9.1807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3">
      <style:page-layout-properties fo:page-width="7.52604in" fo:page-height="10.93924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1563in" svg:y="0.57678in" svg:width="6.46875in" svg:height="2.0939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1563in" svg:y="2.88387in" svg:width="6.46875in" svg:height="6.873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1563in" svg:y="10.0409in" svg:width="1.6875in" svg:height="0.57677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9/10/2021</text:date></text:span></text:p>
        </draw:text-box>
        <svg:title/>
        <svg:desc/>
      </draw:frame>
      <draw:frame draw:id="id3" presentation:style-name="a26" draw:name="Footer Placeholder 4" svg:x="2.48438in" svg:y="10.0409in" svg:width="2.53125in" svg:height="0.5767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5.29688in" svg:y="10.0409in" svg:width="1.6875in" svg:height="0.5767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5625in" svg:y="1.77296in" svg:width="6.375in" svg:height="3.7716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0.9375in" svg:y="5.69001in" svg:width="5.625in" svg:height="2.61555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51563in" svg:y="10.0409in" svg:width="1.6875in" svg:height="0.57677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9/10/2021</text:date></text:span></text:p>
        </draw:text-box>
        <svg:title/>
        <svg:desc/>
      </draw:frame>
      <draw:frame draw:id="id8" presentation:style-name="a43" draw:name="Footer Placeholder 4" svg:x="2.48438in" svg:y="10.0409in" svg:width="2.53125in" svg:height="0.57677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5.29688in" svg:y="10.0409in" svg:width="1.6875in" svg:height="0.57677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1563in" svg:y="0.57678in" svg:width="6.46875in" svg:height="2.09394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51563in" svg:y="2.88387in" svg:width="6.46875in" svg:height="6.873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51563in" svg:y="10.0409in" svg:width="1.6875in" svg:height="0.57677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9/10/2021</text:date></text:span></text:p>
        </draw:text-box>
        <svg:title/>
        <svg:desc/>
      </draw:frame>
      <draw:frame draw:id="id13" presentation:style-name="a73" draw:name="Footer Placeholder 4" svg:x="2.48438in" svg:y="10.0409in" svg:width="2.53125in" svg:height="0.57677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5.29688in" svg:y="10.0409in" svg:width="1.6875in" svg:height="0.57677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51172in" svg:y="2.70081in" svg:width="6.46875in" svg:height="4.50636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51172in" svg:y="7.24981in" svg:width="6.46875in" svg:height="2.36979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51563in" svg:y="10.0409in" svg:width="1.6875in" svg:height="0.57677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9/10/2021</text:date></text:span></text:p>
        </draw:text-box>
        <svg:title/>
        <svg:desc/>
      </draw:frame>
      <draw:frame draw:id="id18" presentation:style-name="a91" draw:name="Footer Placeholder 4" svg:x="2.48438in" svg:y="10.0409in" svg:width="2.53125in" svg:height="0.57677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5.29688in" svg:y="10.0409in" svg:width="1.6875in" svg:height="0.57677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1563in" svg:y="0.57678in" svg:width="6.46875in" svg:height="2.09394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51563in" svg:y="2.88387in" svg:width="3.1875in" svg:height="6.873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3.79688in" svg:y="2.88387in" svg:width="3.1875in" svg:height="6.873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51563in" svg:y="10.0409in" svg:width="1.6875in" svg:height="0.57677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9/10/2021</text:date></text:span></text:p>
        </draw:text-box>
        <svg:title/>
        <svg:desc/>
      </draw:frame>
      <draw:frame draw:id="id24" presentation:style-name="a137" draw:name="Footer Placeholder 5" svg:x="2.48438in" svg:y="10.0409in" svg:width="2.53125in" svg:height="0.5767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5.29688in" svg:y="10.0409in" svg:width="1.6875in" svg:height="0.5767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166in" svg:y="0.57678in" svg:width="6.46875in" svg:height="2.09394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5166in" svg:y="2.65567in" svg:width="3.17285in" svg:height="1.301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5166in" svg:y="3.95718in" svg:width="3.17285in" svg:height="5.8204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3.79688in" svg:y="2.65567in" svg:width="3.18848in" svg:height="1.301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3.79688in" svg:y="3.95718in" svg:width="3.18848in" svg:height="5.8204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51563in" svg:y="10.0409in" svg:width="1.6875in" svg:height="0.57677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9/10/2021</text:date></text:span></text:p>
        </draw:text-box>
        <svg:title/>
        <svg:desc/>
      </draw:frame>
      <draw:frame draw:id="id32" presentation:style-name="a191" draw:name="Footer Placeholder 7" svg:x="2.48438in" svg:y="10.0409in" svg:width="2.53125in" svg:height="0.57677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5.29688in" svg:y="10.0409in" svg:width="1.6875in" svg:height="0.57677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1563in" svg:y="0.57678in" svg:width="6.46875in" svg:height="2.09394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51563in" svg:y="10.0409in" svg:width="1.6875in" svg:height="0.57677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9/10/2021</text:date></text:span></text:p>
        </draw:text-box>
        <svg:title/>
        <svg:desc/>
      </draw:frame>
      <draw:frame draw:id="id36" presentation:style-name="a205" draw:name="Footer Placeholder 3" svg:x="2.48438in" svg:y="10.0409in" svg:width="2.53125in" svg:height="0.5767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5.29688in" svg:y="10.0409in" svg:width="1.6875in" svg:height="0.5767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1563in" svg:y="10.0409in" svg:width="1.6875in" svg:height="0.57677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9/10/2021</text:date></text:span></text:p>
        </draw:text-box>
        <svg:title/>
        <svg:desc/>
      </draw:frame>
      <draw:frame draw:id="id39" presentation:style-name="a216" draw:name="Footer Placeholder 2" svg:x="2.48438in" svg:y="10.0409in" svg:width="2.53125in" svg:height="0.57677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5.29688in" svg:y="10.0409in" svg:width="1.6875in" svg:height="0.57677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166in" svg:y="0.72222in" svg:width="2.41895in" svg:height="2.52778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3.18848in" svg:y="1.5598in" svg:width="3.79688in" svg:height="7.69869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5166in" svg:y="3.25in" svg:width="2.41895in" svg:height="6.02103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51563in" svg:y="10.0409in" svg:width="1.6875in" svg:height="0.57677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9/10/2021</text:date></text:span></text:p>
        </draw:text-box>
        <svg:title/>
        <svg:desc/>
      </draw:frame>
      <draw:frame draw:id="id45" presentation:style-name="a250" draw:name="Footer Placeholder 5" svg:x="2.48438in" svg:y="10.0409in" svg:width="2.53125in" svg:height="0.57677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5.29688in" svg:y="10.0409in" svg:width="1.6875in" svg:height="0.57677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5166in" svg:y="0.72222in" svg:width="2.41895in" svg:height="2.52778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3.18848in" svg:y="1.5598in" svg:width="3.79688in" svg:height="7.69869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5166in" svg:y="3.25in" svg:width="2.41895in" svg:height="6.02103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51563in" svg:y="10.0409in" svg:width="1.6875in" svg:height="0.57677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9/10/2021</text:date></text:span></text:p>
        </draw:text-box>
        <svg:title/>
        <svg:desc/>
      </draw:frame>
      <draw:frame draw:id="id51" presentation:style-name="a271" draw:name="Footer Placeholder 5" svg:x="2.48438in" svg:y="10.0409in" svg:width="2.53125in" svg:height="0.5767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5.29688in" svg:y="10.0409in" svg:width="1.6875in" svg:height="0.5767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1563in" svg:y="0.57678in" svg:width="6.46875in" svg:height="2.09394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51563in" svg:y="2.88387in" svg:width="6.46875in" svg:height="6.873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51563in" svg:y="10.0409in" svg:width="1.6875in" svg:height="0.57677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9/10/2021</text:date></text:span></text:p>
        </draw:text-box>
        <svg:title/>
        <svg:desc/>
      </draw:frame>
      <draw:frame draw:id="id56" presentation:style-name="a301" draw:name="Footer Placeholder 4" svg:x="2.48438in" svg:y="10.0409in" svg:width="2.53125in" svg:height="0.57677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5.29688in" svg:y="10.0409in" svg:width="1.6875in" svg:height="0.57677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5.36719in" svg:y="0.57677in" svg:width="1.61719in" svg:height="9.18075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51563in" svg:y="0.57677in" svg:width="4.75781in" svg:height="9.18075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51563in" svg:y="10.0409in" svg:width="1.6875in" svg:height="0.57677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9/10/2021</text:date></text:span></text:p>
        </draw:text-box>
        <svg:title/>
        <svg:desc/>
      </draw:frame>
      <draw:frame draw:id="id61" presentation:style-name="a331" draw:name="Footer Placeholder 4" svg:x="2.48438in" svg:y="10.0409in" svg:width="2.53125in" svg:height="0.57677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5.29688in" svg:y="10.0409in" svg:width="1.6875in" svg:height="0.57677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10-19T17:39:45Z</meta:creation-date>
    <dc:date>2021-10-19T18:00:16Z</dc:date>
    <meta:print-date>2021-10-19T17:49:47Z</meta:print-date>
    <meta:template xlink:href="Office%20Theme" xlink:type="simple"/>
    <meta:editing-cycles>1</meta:editing-cycles>
    <meta:editing-duration>PT1079S</meta:editing-duration>
    <meta:document-statistic meta:paragraph-count="2" meta:word-count="3"/>
  </office:meta>
</office:document-meta>
</file>